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652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7264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1.3425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8492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6.053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484in" fo:break-before="auto" style:use-optimal-row-height="true"/>
    </style:style>
    <style:style style:name="ro18" style:family="table-row">
      <style:table-row-properties style:row-height="0.722in" fo:break-before="auto" style:use-optimal-row-height="true"/>
    </style:style>
    <style:style style:name="ro19" style:family="table-row">
      <style:table-row-properties style:row-height="0.3752in" fo:break-before="auto" style:use-optimal-row-height="true"/>
    </style:style>
    <style:style style:name="ro20" style:family="table-row">
      <style:table-row-properties style:row-height="0.778in" fo:break-before="auto" style:use-optimal-row-height="true"/>
    </style:style>
    <style:style style:name="ro21" style:family="table-row">
      <style:table-row-properties style:row-height="1.1528in" fo:break-before="auto" style:use-optimal-row-height="true"/>
    </style:style>
    <style:style style:name="ro22" style:family="table-row">
      <style:table-row-properties style:row-height="0.4028in" fo:break-before="auto" style:use-optimal-row-height="true"/>
    </style:style>
    <style:style style:name="ro23" style:family="table-row">
      <style:table-row-properties style:row-height="0.507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1819in" fo:break-before="auto" style:use-optimal-row-height="true"/>
    </style:style>
    <style:style style:name="ro28" style:family="table-row">
      <style:table-row-properties style:row-height="0.3126in" fo:break-before="auto" style:use-optimal-row-height="true"/>
    </style:style>
    <style:style style:name="ro29" style:family="table-row">
      <style:table-row-properties style:row-height="0.9654in" fo:break-before="auto" style:use-optimal-row-height="true"/>
    </style:style>
    <style:style style:name="ro30" style:family="table-row">
      <style:table-row-properties style:row-height="0.5902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2035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25in" fo:break-before="auto" style:use-optimal-row-height="true"/>
    </style:style>
    <style:style style:name="ro36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560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4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4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31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4" style:family="table-cell" style:parent-style-name="Default">
      <style:table-cell-properties fo:background-color="#ff0000" style:vertical-align="middle"/>
      <style:text-properties style:font-name="Avenir2"/>
    </style:style>
    <style:style style:name="ce178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43" style:family="table-cell" style:parent-style-name="Default">
      <style:table-cell-properties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4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6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4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4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2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4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89" style:family="table-cell" style:parent-style-name="Default" style:data-style-name="N100">
      <style:table-cell-properties fo:background-color="#ff0000" fo:wrap-option="wrap"/>
      <style:text-properties style:font-name="Avenir2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2" fo:font-weight="bold"/>
    </style:style>
    <style:style style:name="ce214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2" fo:font-weight="normal"/>
    </style:style>
    <style:style style:name="ce214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2" fo:font-weight="bold"/>
    </style:style>
    <style:style style:name="ce215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5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95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78" style:family="table-cell" style:parent-style-name="Default">
      <style:table-cell-properties fo:border="0.06pt solid #000000" style:vertical-align="middle"/>
      <style:text-properties style:font-name="Avenir4"/>
    </style:style>
    <style:style style:name="ce19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9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0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0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modor képzettségek</text:p>
          </table:table-cell>
          <table:table-cell table:style-name="ce54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5" table:content-validation-name="val71" office:value-type="string" calcext:value-type="string">
            <text:p>Primer világi képzettség</text:p>
          </table:table-cell>
          <table:table-cell table:style-name="ce54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Harci Fortélyok</text:p>
          </table:table-cell>
          <table:table-cell table:style-name="ce54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5" office:value-type="string" calcext:value-type="string">
            <text:p>Misztikus fortélyok</text:p>
          </table:table-cell>
          <table:table-cell table:style-name="ce54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5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5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46" table:content-validation-name="val32"/>
          <table:table-cell table:style-name="ce343"/>
          <table:table-cell table:style-name="ce37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5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46" table:content-validation-name="val73"/>
          <table:table-cell table:style-name="ce343"/>
          <table:table-cell table:style-name="ce37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5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46" table:content-validation-name="val34"/>
          <table:table-cell table:style-name="ce343"/>
          <table:table-cell table:style-name="ce37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46" table:content-validation-name="val35"/>
          <table:table-cell table:style-name="ce343"/>
          <table:table-cell table:style-name="ce37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5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6" table:number-columns-spanned="9" table:number-rows-spanned="1"/>
          <table:covered-table-cell/>
          <table:covered-table-cell table:style-name="ce63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398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2" table:content-validation-name="val76"/>
          <table:covered-table-cell table:style-name="ce405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6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6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3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4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6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3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8" office:value-type="string" calcext:value-type="string">
            <text:p>Összesen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39" table:formula="of:=[.C4]+[.D4]" office:value-type="float" office:value="15" calcext:value-type="float">
            <text:p>15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0" table:formula="of:=[.C5]+[.B5]+[.D5]" office:value-type="float" office:value="20" calcext:value-type="float">
            <text:p>20</text:p>
          </table:table-cell>
          <table:table-cell table:style-name="ce540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6]+[.B6]+[.D6]" office:value-type="float" office:value="120" calcext:value-type="float">
            <text:p>120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540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0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2" table:formula="of:=[.C8]+[.B8]+[.D8]" office:value-type="float" office:value="-30" calcext:value-type="float">
            <text:p>-30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3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0"/>
          <table:table-cell table:style-name="ce70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4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0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1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1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Kis pajz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5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4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0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0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0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0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0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0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0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0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0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0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2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52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3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4"/>
          <table:table-cell table:style-name="ce1734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/V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94" office:value-type="float" office:value="0" calcext:value-type="float">
            <text:p>0</text:p>
          </table:table-cell>
          <table:table-cell table:number-columns-repeated="3" table:style-name="ce1694" office:value-type="float" office:value="-7" calcext:value-type="float">
            <text:p>-7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26"/>
          <table:table-cell table:style-name="ce167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number-columns-repeated="2" table:style-name="ce1694" office:value-type="float" office:value="3" calcext:value-type="float">
            <text:p>3</text:p>
          </table:table-cell>
          <table:table-cell table:style-name="ce169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5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10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özelharc</text:p>
          </table:table-cell>
          <table:table-cell table:style-name="ce1756" office:value-type="string" calcext:value-type="string">
            <text:p>-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özelharc</text:p>
          </table:table-cell>
          <table:table-cell table:style-name="ce1754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11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8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6" calcext:value-type="float">
            <text:p>6</text:p>
          </table:table-cell>
          <table:table-cell table:style-name="ce1745" office:value-type="string" calcext:value-type="string">
            <text:p>közelharc</text:p>
          </table:table-cell>
          <table:table-cell table:style-name="ce1757" office:value-type="string" calcext:value-type="string">
            <text:p>Erőbónusz: 0 feletti rész 1:1-ben számít be.</text:p>
          </table:table-cell>
          <table:table-cell table:style-name="ce311" table:number-columns-repeated="241"/>
          <table:table-cell table:number-columns-repeated="16128"/>
        </table:table-row>
        <table:table-row table:style-name="ro19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4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kardvívás</text:p>
          </table:table-cell>
          <table:table-cell table:style-name="ce17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6" calcext:value-type="float">
            <text:p>6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kardvívás</text:p>
          </table:table-cell>
          <table:table-cell table:style-name="ce17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60" table:number-columns-repeated="241"/>
          <table:table-cell table:number-columns-repeated="16128"/>
        </table:table-row>
        <table:table-row table:style-name="ro7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number-columns-repeated="2"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kardvívás</text:p>
          </table:table-cell>
          <table:table-cell table:style-name="ce17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95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9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6" calcext:value-type="float">
            <text:p>6</text:p>
          </table:table-cell>
          <table:table-cell table:style-name="ce1746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3" office:value-type="string" calcext:value-type="string">
            <text:p>egykezes</text:p>
          </table:table-cell>
          <table:table-cell table:style-name="ce634" office:value-type="float" office:value="2" calcext:value-type="float">
            <text:p>2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7"/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81" office:value-type="float" office:value="-3" calcext:value-type="float">
            <text:p>-3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81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.5" calcext:value-type="float">
            <text:p>0.5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9" calcext:value-type="float">
            <text:p>9</text:p>
          </table:table-cell>
          <table:table-cell table:number-columns-repeated="2" table:style-name="ce1681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56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.5" calcext:value-type="float">
            <text:p>1.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9" calcext:value-type="float">
            <text:p>9</text:p>
          </table:table-cell>
          <table:table-cell table:style-name="ce1744" office:value-type="string" calcext:value-type="string">
            <text:p>zúzás</text:p>
          </table:table-cell>
          <table:table-cell table:style-name="ce17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0.5" calcext:value-type="float">
            <text:p>0.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ce1761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ce1759"/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9"/>
          <table:table-cell table:style-name="ce1678" office:value-type="float" office:value="1.5" calcext:value-type="float">
            <text:p>1.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9" calcext:value-type="float">
            <text:p>9</text:p>
          </table:table-cell>
          <table:table-cell table:style-name="ce1748" office:value-type="string" calcext:value-type="string">
            <text:p>zúzás</text:p>
          </table:table-cell>
          <table:table-cell table:style-name="ce1764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+Z/V</text:p>
          </table:table-cell>
          <table:table-cell table:style-name="ce1681" office:value-type="float" office:value="6" calcext:value-type="float">
            <text:p>6</text:p>
          </table:table-cell>
          <table:table-cell table:style-name="ce1681" office:value-type="float" office:value="0" calcext:value-type="float">
            <text:p>0</text:p>
          </table:table-cell>
          <table:table-cell table:style-name="ce1724"/>
          <table:table-cell table:style-name="ce1675" office:value-type="float" office:value="3" calcext:value-type="float">
            <text:p>3</text:p>
          </table:table-cell>
          <table:table-cell table:style-name="ce1681" office:value-type="float" office:value="12" calcext:value-type="float">
            <text:p>12</text:p>
          </table:table-cell>
          <table:table-cell table:number-columns-repeated="2" table:style-name="ce1681" office:value-type="float" office:value="28" calcext:value-type="float">
            <text:p>28</text:p>
          </table:table-cell>
          <table:table-cell table:style-name="ce1681" office:value-type="float" office:value="9" calcext:value-type="float">
            <text:p>9</text:p>
          </table:table-cell>
          <table:table-cell table:style-name="ce1744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560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5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7" calcext:value-type="float">
            <text:p>7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2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5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10" calcext:value-type="float">
            <text:p>10</text:p>
          </table:table-cell>
          <table:table-cell table:style-name="ce1744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560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5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8" calcext:value-type="float">
            <text:p>8</text:p>
          </table:table-cell>
          <table:table-cell table:style-name="ce1744" office:value-type="string" calcext:value-type="string">
            <text:p>lándzsavívás</text:p>
          </table:table-cell>
          <table:table-cell table:style-name="ce560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4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728"/>
          <table:table-cell table:style-name="ce1684" office:value-type="float" office:value="3" calcext:value-type="float">
            <text:p>3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22" calcext:value-type="float">
            <text:p>22</text:p>
          </table:table-cell>
          <table:table-cell table:style-name="ce1684" office:value-type="float" office:value="26" calcext:value-type="float">
            <text:p>26</text:p>
          </table:table-cell>
          <table:table-cell table:style-name="ce168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8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number-columns-repeated="2" table:style-name="ce1697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/>
          <table:table-cell table:number-columns-repeated="16369"/>
        </table:table-row>
        <table:table-row table:style-name="ro23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3" calcext:value-type="float">
            <text:p>3</text:p>
          </table:table-cell>
          <table:table-cell table:style-name="ce1717" table:number-columns-repeated="2"/>
          <table:table-cell table:style-name="ce1698" office:value-type="string" calcext:value-type="string">
            <text:p>5m + (Erő x 3)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hajítás</text:p>
          </table:table-cell>
          <table:table-cell table:style-name="ce177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7" office:value-type="string" calcext:value-type="string">
            <text:p>-</text:p>
          </table:table-cell>
          <table:table-cell table:style-name="ce1697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4m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36" office:value-type="float" office:value="11" calcext:value-type="float">
            <text:p>11</text:p>
          </table:table-cell>
          <table:table-cell table:style-name="ce1742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40" office:value-type="float" office:value="6" calcext:value-type="float">
            <text:p>6</text:p>
          </table:table-cell>
          <table:table-cell table:style-name="ce1751" office:value-type="string" calcext:value-type="string">
            <text:p>hajítás</text:p>
          </table:table-cell>
          <table:table-cell table:style-name="ce177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10" calcext:value-type="float">
            <text:p>-10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719"/>
          <table:table-cell table:style-name="ce1732"/>
          <table:table-cell table:style-name="ce1708" office:value-type="string" calcext:value-type="string">
            <text:p>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8" office:value-type="string" calcext:value-type="string">
            <text:p>-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10m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5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70m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0m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5m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742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20" table:number-columns-repeated="2"/>
          <table:table-cell table:style-name="ce1700" office:value-type="string" calcext:value-type="string">
            <text:p>10m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hajítás</text:p>
          </table:table-cell>
          <table:table-cell table:style-name="ce31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7" office:value-type="float" office:value="1" calcext:value-type="float">
            <text:p>1</text:p>
          </table:table-cell>
          <table:table-cell table:style-name="ce1697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21"/>
          <table:table-cell table:style-name="ce1730"/>
          <table:table-cell table:style-name="ce1697" office:value-type="string" calcext:value-type="string">
            <text:p>60m</text:p>
          </table:table-cell>
          <table:table-cell table:number-columns-repeated="2" table:style-name="ce1697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6" calcext:value-type="float">
            <text:p>6</text:p>
          </table:table-cell>
          <table:table-cell table:style-name="ce1742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3" calcext:value-type="float">
            <text:p>3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60m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738" office:value-type="float" office:value="8" calcext:value-type="float">
            <text:p>8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7" calcext:value-type="float">
            <text:p>7</text:p>
          </table:table-cell>
          <table:table-cell table:style-name="ce1742" office:value-type="string" calcext:value-type="string">
            <text:p>íjászat</text:p>
          </table:table-cell>
          <table:table-cell table:style-name="ce177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8" office:value-type="string" calcext:value-type="string">
            <text:p>spec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/>
          <table:table-cell table:style-name="ce1733"/>
          <table:table-cell table:style-name="ce1698" office:value-type="string" calcext:value-type="string">
            <text:p>16m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9" calcext:value-type="float">
            <text:p>9</text:p>
          </table:table-cell>
          <table:table-cell table:style-name="ce175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8" office:value-type="float" office:value="-10" calcext:value-type="float">
            <text:p>-1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17" table:number-columns-repeated="2"/>
          <table:table-cell table:style-name="ce1698" office:value-type="string" calcext:value-type="string">
            <text:p>30m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737" office:value-type="float" office:value="10" calcext:value-type="float">
            <text:p>10</text:p>
          </table:table-cell>
          <table:table-cell table:style-name="ce1750" office:value-type="string" calcext:value-type="string">
            <text:p>íjászat</text:p>
          </table:table-cell>
          <table:table-cell table:style-name="ce1777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6"/>
          <table:table-cell table:style-name="ce1730"/>
          <table:table-cell table:style-name="ce1697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736" office:value-type="float" office:value="10" calcext:value-type="float">
            <text:p>10</text:p>
          </table:table-cell>
          <table:table-cell table:style-name="ce1742" office:value-type="string" calcext:value-type="string">
            <text:p>lövészet</text:p>
          </table:table-cell>
          <table:table-cell table:style-name="ce17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8" calcext:value-type="float">
            <text:p>8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9" office:value-type="float" office:value="15" calcext:value-type="float">
            <text:p>15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16" calcext:value-type="float">
            <text:p>1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9" office:value-type="float" office:value="20" calcext:value-type="float">
            <text:p>2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string" calcext:value-type="string">
            <text:p>-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699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7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20" table:number-columns-repeated="2"/>
          <table:table-cell table:style-name="ce1700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41" office:value-type="float" office:value="7" calcext:value-type="float">
            <text:p>7</text:p>
          </table:table-cell>
          <table:table-cell table:style-name="ce1745" office:value-type="string" calcext:value-type="string">
            <text:p>lövészet</text:p>
          </table:table-cell>
          <table:table-cell table:style-name="ce178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780"/>
          <table:table-cell table:style-name="ce311" table:number-columns-repeated="240"/>
          <table:table-cell table:number-columns-repeated="16128"/>
        </table:table-row>
        <table:table-row table:style-name="ro2">
          <table:table-cell table:style-name="ce1646"/>
          <table:table-cell table:number-columns-repeated="12"/>
          <table:table-cell table:style-name="ce545"/>
          <table:table-cell table:number-columns-repeated="16370"/>
        </table:table-row>
        <table:table-row table:style-name="ro2">
          <table:table-cell table:style-name="ce1647" office:value-type="string" calcext:value-type="string">
            <text:p>Pajzsok</text:p>
          </table:table-cell>
          <table:table-cell table:number-columns-repeated="12"/>
          <table:table-cell table:style-name="ce545"/>
          <table:table-cell table:style-name="Default"/>
          <table:table-cell table:style-name="ce1640" office:value-type="string" calcext:value-type="string" table:number-columns-spanned="3" table:number-rows-spanned="1">
            <text:p>Pajzshasználat, -TÉ bünti</text:p>
          </table:table-cell>
          <table:covered-table-cell table:number-columns-repeated="2" table:style-name="ce1643"/>
          <table:table-cell table:style-name="Default" table:number-columns-repeated="2"/>
          <table:table-cell table:number-columns-repeated="16364"/>
        </table:table-row>
        <table:table-row table:style-name="ro27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701" office:value-type="string" calcext:value-type="string">
            <text:p>Sebzés módja</text:p>
          </table:table-cell>
          <table:table-cell table:style-name="ce1709" office:value-type="string" calcext:value-type="string">
            <text:p>Átütés</text:p>
          </table:table-cell>
          <table:table-cell table:style-name="ce1709" office:value-type="string" calcext:value-type="string">
            <text:p>Íves</text:p>
          </table:table-cell>
          <table:table-cell table:style-name="ce1722" office:value-type="string" calcext:value-type="string">
            <text:p>1,5 kezes</text:p>
          </table:table-cell>
          <table:table-cell table:style-name="ce1709" office:value-type="string" calcext:value-type="string">
            <text:p>Pengehossz</text:p>
          </table:table-cell>
          <table:table-cell table:style-name="ce1709" office:value-type="string" calcext:value-type="string">
            <text:p>KÉ</text:p>
          </table:table-cell>
          <table:table-cell table:style-name="ce1709" office:value-type="string" calcext:value-type="string">
            <text:p>TÉ</text:p>
          </table:table-cell>
          <table:table-cell table:style-name="ce1709" office:value-type="string" calcext:value-type="string">
            <text:p>VÉ</text:p>
          </table:table-cell>
          <table:table-cell table:style-name="ce1709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Default" office:value-type="string" calcext:value-type="string">
            <text:p><text:s/>→ TÉ büntetések →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2"/>
          <table:table-cell table:style-name="ce1783" table:number-columns-repeated="236"/>
          <table:table-cell table:style-name="Default" table:number-columns-repeated="16128"/>
        </table:table-row>
        <table:table-row table:style-name="ro2">
          <table:table-cell/>
          <table:table-cell table:style-name="ce1518" office:value-type="string" calcext:value-type="string">
            <text:p>nincs</text:p>
          </table:table-cell>
          <table:table-cell table:style-name="ce1534"/>
          <table:table-cell table:style-name="ce1982" office:value-type="string" calcext:value-type="string">
            <text:p>x</text:p>
          </table:table-cell>
          <table:table-cell table:number-columns-repeated="5" table:style-name="ce743" office:value-type="string" calcext:value-type="string">
            <text:p>x</text:p>
          </table:table-cell>
          <table:table-cell table:number-columns-repeated="2" table:style-name="ce1982" office:value-type="string" calcext:value-type="string">
            <text:p>x</text:p>
          </table:table-cell>
          <table:table-cell table:style-name="ce1518" office:value-type="float" office:value="0" calcext:value-type="float">
            <text:p>0</text:p>
          </table:table-cell>
          <table:table-cell table:style-name="ce545" table:number-columns-repeated="2"/>
          <table:table-cell table:style-name="Default" office:value-type="string" calcext:value-type="string">
            <text:p><text:s/>→ TÉ büntetések →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64"/>
        </table:table-row>
        <table:table-row table:style-name="ro2">
          <table:table-cell/>
          <table:table-cell table:style-name="ce1518" office:value-type="string" calcext:value-type="string">
            <text:p>Ki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545" office:value-type="float" office:value="6" calcext:value-type="float">
            <text:p>6</text:p>
          </table:table-cell>
          <table:table-cell table:style-name="ce1742" office:value-type="string" calcext:value-type="string">
            <text:p>zúzás</text:p>
          </table:table-cell>
          <table:table-cell table:style-name="Default" office:value-type="string" calcext:value-type="string">
            <text:p><text:s/>→ TÉ büntetések →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64"/>
        </table:table-row>
        <table:table-row table:style-name="ro2">
          <table:table-cell/>
          <table:table-cell table:style-name="ce1518" office:value-type="string" calcext:value-type="string">
            <text:p>Közepes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4" calcext:value-type="float">
            <text:p>4</text:p>
          </table:table-cell>
          <table:table-cell table:style-name="ce1518" office:value-type="float" office:value="30" calcext:value-type="float">
            <text:p>30</text:p>
          </table:table-cell>
          <table:table-cell table:style-name="ce545" office:value-type="float" office:value="7" calcext:value-type="float">
            <text:p>7</text:p>
          </table:table-cell>
          <table:table-cell table:style-name="ce1742" office:value-type="string" calcext:value-type="string">
            <text:p>zúzás</text:p>
          </table:table-cell>
          <table:table-cell table:style-name="Default" office:value-type="string" calcext:value-type="string">
            <text:p><text:s/>→ TÉ büntetések →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64"/>
        </table:table-row>
        <table:table-row table:style-name="ro2">
          <table:table-cell/>
          <table:table-cell table:style-name="ce1518" office:value-type="string" calcext:value-type="string">
            <text:p>Nagy pajzs</text:p>
          </table:table-cell>
          <table:table-cell table:style-name="ce1665" office:value-type="string" calcext:value-type="string">
            <text:p>egykezes</text:p>
          </table:table-cell>
          <table:table-cell table:style-name="ce1982" office:value-type="float" office:value="0" calcext:value-type="float">
            <text:p>0</text:p>
          </table:table-cell>
          <table:table-cell table:style-name="ce743" office:value-type="string" calcext:value-type="string">
            <text:p>Z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1730"/>
          <table:table-cell table:style-name="ce743" office:value-type="float" office:value="0" calcext:value-type="float">
            <text:p>0</text:p>
          </table:table-cell>
          <table:table-cell table:number-columns-repeated="2" table:style-name="ce1982" office:value-type="float" office:value="3" calcext:value-type="float">
            <text:p>3</text:p>
          </table:table-cell>
          <table:table-cell table:style-name="ce1518" office:value-type="float" office:value="50" calcext:value-type="float">
            <text:p>50</text:p>
          </table:table-cell>
          <table:table-cell table:style-name="ce545" office:value-type="float" office:value="9" calcext:value-type="float">
            <text:p>9</text:p>
          </table:table-cell>
          <table:table-cell table:style-name="ce1742" office:value-type="string" calcext:value-type="string">
            <text:p>zúzás</text:p>
          </table:table-cell>
          <table:table-cell table:style-name="Default" office:value-type="string" calcext:value-type="string">
            <text:p><text:s/>→ TÉ büntetések →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64"/>
        </table:table-row>
        <table:table-row table:style-name="ro2">
          <table:table-cell table:number-columns-repeated="13"/>
          <table:table-cell table:style-name="ce545"/>
          <table:table-cell table:number-columns-repeated="16370"/>
        </table:table-row>
        <table:table-row table:style-name="ro2">
          <table:table-cell table:number-columns-repeated="13"/>
          <table:table-cell table:style-name="ce545"/>
          <table:table-cell table:style-name="ce1624"/>
          <table:table-cell table:number-columns-repeated="16369"/>
        </table:table-row>
        <table:table-row table:style-name="ro2">
          <table:table-cell table:number-columns-repeated="13"/>
          <table:table-cell table:style-name="ce545"/>
          <table:table-cell office:value-type="string" calcext:value-type="string">
            <text:p>FIX: VLOOKUP</text:p>
          </table:table-cell>
          <table:table-cell table:number-columns-repeated="1636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545"/>
          <table:table-cell table:style-name="ce1624"/>
          <table:table-cell table:number-columns-repeated="16369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 table:number-columns-repeated="7"/>
          <table:table-cell table:style-name="ce545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54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60"/>
          <table:covered-table-cell table:style-name="ce1421"/>
          <table:covered-table-cell table:style-name="ce1648"/>
          <table:covered-table-cell table:style-name="ce1421"/>
          <table:table-cell table:style-name="ce56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60"/>
          <table:table-cell table:style-name="ce1413"/>
          <table:table-cell table:style-name="ce1648"/>
          <table:table-cell table:style-name="ce1413"/>
          <table:table-cell table:style-name="ce56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8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86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8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8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8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8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1871"/>
          <table:covered-table-cell table:style-name="ce1872"/>
          <table:covered-table-cell table:number-columns-repeated="3" table:style-name="ce1871"/>
          <table:covered-table-cell table:style-name="ce2135"/>
          <table:covered-table-cell table:number-columns-repeated="2" table:style-name="ce1871"/>
          <table:covered-table-cell/>
          <table:covered-table-cell table:style-name="ce1871"/>
          <table:covered-table-cell table:number-columns-repeated="2" table:style-name="ce1643"/>
          <table:covered-table-cell/>
        </table:table-row>
        <table:table-row table:style-name="ro2">
          <table:table-cell table:number-columns-repeated="4"/>
          <table:table-cell table:style-name="ce1872"/>
          <table:table-cell table:style-name="ce1871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1871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1871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1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8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1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71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43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44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45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36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1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1997" office:value-type="float" office:value="3" calcext:value-type="float">
            <text:p>3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1958"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6" office:value-type="string" calcext:value-type="string">
            <text:p>Karakter pontok (KP) elosztása </text:p>
          </table:table-cell>
          <table:table-cell table:style-name="ce2026"/>
          <table:table-cell table:number-columns-repeated="16382"/>
        </table:table-row>
        <table:table-row table:style-name="ro22">
          <table:table-cell/>
          <table:table-cell table:style-name="ce202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27"/>
          <table:table-cell table:number-columns-repeated="16382"/>
        </table:table-row>
        <table:table-row table:style-name="ro29">
          <table:table-cell/>
          <table:table-cell table:style-name="ce202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7"/>
          <table:table-cell table:number-columns-repeated="16382"/>
        </table:table-row>
        <table:table-row table:style-name="ro22">
          <table:table-cell table:style-name="ce202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2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2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2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2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harcértékei – még be kell kötni</text:p>
          </table:table-cell>
        </table:table-row>
        <table:table-row table:style-name="ro1">
          <table:table-cell table:style-name="ce1889" office:value-type="string" calcext:value-type="string">
            <text:p>FIX: VLOOKUP Pajzsokná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1">
          <table:table-cell table:style-name="ce2142" office:value-type="string" calcext:value-type="string">
            <text:p>* Szakma lista</text:p>
          </table:table-cell>
        </table:table-row>
        <table:table-row table:style-name="ro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0</text:p>
          </table:table-cell>
        </table:table-row>
        <table:table-row table:style-name="ro32">
          <table:table-cell table:style-name="ce2142" office:value-type="string" calcext:value-type="string">
            <text:p>* Történelemismeret: Átfogó</text:p>
          </table:table-cell>
        </table:table-row>
        <table:table-row table:style-name="ro32">
          <table:table-cell table:style-name="ce2142" office:value-type="string" calcext:value-type="string">
            <text:p>* Műveltség: Átlagos (új)</text:p>
          </table:table-cell>
        </table:table-row>
        <table:table-row table:style-name="ro32">
          <table:table-cell table:style-name="ce2142" office:value-type="string" calcext:value-type="string">
            <text:p>* Irodalom-ismeret megszűnt</text:p>
          </table:table-cell>
        </table:table-row>
        <table:table-row table:style-name="ro32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4</text:p>
          </table:table-cell>
        </table:table-row>
        <table:table-row table:style-name="ro32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2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3</text:p>
          </table:table-cell>
        </table:table-row>
        <table:table-row table:style-name="ro32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2">
          <table:table-cell table:style-name="ce2141" office:value-type="string" calcext:value-type="string">
            <text:p>V8.2.2</text:p>
          </table:table-cell>
        </table:table-row>
        <table:table-row table:style-name="ro32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42" office:value-type="string" calcext:value-type="string">
            <text:p>* Kétkezes harc táblázat</text:p>
          </table:table-cell>
        </table:table-row>
        <table:table-row table:style-name="ro32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1.1</text:p>
          </table:table-cell>
        </table:table-row>
        <table:table-row table:style-name="ro32">
          <table:table-cell table:style-name="ce2142" office:value-type="string" calcext:value-type="string">
            <text:p>* Max szint: 21</text:p>
          </table:table-cell>
        </table:table-row>
        <table:table-row table:style-name="ro32">
          <table:table-cell table:style-name="ce2142" office:value-type="string" calcext:value-type="string">
            <text:p>* KP Alap: 150</text:p>
          </table:table-cell>
        </table:table-row>
        <table:table-row table:style-name="ro32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33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2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7.9.1</text:p>
          </table:table-cell>
        </table:table-row>
        <table:table-row table:style-name="ro32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33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33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33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3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4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1643"/>
        <table:table-column table:style-name="co86" table:default-cell-style-name="ce1610"/>
        <table:table-column table:style-name="co87" table:default-cell-style-name="ce1643"/>
        <table:table-column table:style-name="co88" table:default-cell-style-name="ce1643"/>
        <table:table-column table:style-name="co89" table:default-cell-style-name="ce1643"/>
        <table:table-column table:style-name="co90" table:default-cell-style-name="ce1643"/>
        <table:table-column table:style-name="co91" table:default-cell-style-name="ce1643"/>
        <table:table-column table:style-name="co92" table:default-cell-style-name="ce1643"/>
        <table:table-column table:style-name="co93" table:default-cell-style-name="ce1643"/>
        <table:table-column table:style-name="co94" table:default-cell-style-name="ce1643"/>
        <table:table-column table:style-name="co95" table:default-cell-style-name="ce1643"/>
        <table:table-column table:style-name="co81" table:default-cell-style-name="ce1643"/>
        <table:table-column table:style-name="co96" table:default-cell-style-name="ce1643"/>
        <table:table-column table:style-name="co97" table:default-cell-style-name="ce1643"/>
        <table:table-column table:style-name="co98" table:default-cell-style-name="ce1643"/>
        <table:table-column table:style-name="co99" table:default-cell-style-name="ce1643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3"/>
        <table:table-column table:style-name="co10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9"/>
          <table:covered-table-cell table:style-name="ce1998"/>
          <table:covered-table-cell table:number-columns-repeated="6" table:style-name="ce1989"/>
          <table:covered-table-cell table:number-columns-repeated="3" table:style-name="ce2021"/>
          <table:covered-table-cell table:style-name="ce198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9"/>
          <table:table-cell table:style-name="ce1998"/>
          <table:table-cell table:style-name="ce1989" table:number-columns-repeated="6"/>
          <table:table-cell table:style-name="ce2021" table:number-columns-repeated="3"/>
          <table:table-cell table:style-name="ce198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7" office:value-type="string" calcext:value-type="string">
            <text:p>Szint</text:p>
          </table:table-cell>
          <table:table-cell table:style-name="ce2007" office:value-type="string" calcext:value-type="string" table:number-columns-spanned="2" table:number-rows-spanned="1">
            <text:p>KP</text:p>
          </table:table-cell>
          <table:covered-table-cell table:style-name="ce200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6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6" office:value-type="string" calcext:value-type="string">
            <text:p>Fok</text:p>
          </table:table-cell>
          <table:table-cell table:style-name="ce19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5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0"/>
          <table:table-cell table:style-name="ce207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6" table:content-validation-name="val203" office:value-type="string" calcext:value-type="string">
            <text:p>Fok</text:p>
          </table:table-cell>
          <table:table-cell table:style-name="ce1986" table:content-validation-name="val203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4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64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6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8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6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6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6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6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18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1534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3" table:content-validation-name="val5"/>
          <table:table-cell table:style-name="ce1979" table:content-validation-name="val5" table:number-columns-repeated="2"/>
          <table:table-cell table:style-name="ce2111" table:content-validation-name="val5"/>
          <table:table-cell table:style-name="ce2000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1534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88" table:content-validation-name="val5"/>
          <table:table-cell table:style-name="ce198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1534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88" table:content-validation-name="val5" office:value-type="string" calcext:value-type="string">
            <text:p>Szúró</text:p>
          </table:table-cell>
          <table:table-cell table:style-name="ce1988" table:content-validation-name="val5" office:value-type="string" calcext:value-type="string">
            <text:p>Vágó</text:p>
          </table:table-cell>
          <table:table-cell table:style-name="ce1988" table:content-validation-name="val5" office:value-type="string" calcext:value-type="string">
            <text:p>Zúzó</text:p>
          </table:table-cell>
          <table:table-cell table:style-name="ce198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1534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1534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88" table:content-validation-name="val5" office:value-type="string" calcext:value-type="string">
            <text:p>SFÉ</text:p>
          </table:table-cell>
          <table:table-cell table:style-name="ce198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88" table:content-validation-name="val5" table:number-columns-repeated="2"/>
          <table:table-cell table:style-name="Default" table:number-columns-repeated="7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office:value-type="string" calcext:value-type="string">
            <text:p>Aura Alap</text:p>
          </table:table-cell>
          <table:table-cell table:style-name="ce1983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7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000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43"/>
          <table:table-cell table:style-name="ce1979" table:number-columns-repeated="2"/>
          <table:table-cell table:style-name="ce2111"/>
          <table:table-cell table:style-name="ce2000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4">
          <table:table-cell table:style-name="Default"/>
          <table:table-cell table:style-name="ce1943"/>
          <table:table-cell table:style-name="ce1979" table:number-columns-repeated="2"/>
          <table:table-cell table:style-name="ce2111"/>
          <table:table-cell table:style-name="ce2000"/>
          <table:table-cell table:style-name="ce2111" table:number-columns-repeated="6"/>
          <table:table-cell table:style-name="Default" table:number-columns-repeated="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943"/>
          <table:table-cell table:style-name="ce1979" table:number-columns-repeated="2"/>
          <table:table-cell table:style-name="ce2111"/>
          <table:table-cell table:style-name="ce2000"/>
          <table:table-cell table:style-name="ce2111" table:number-columns-repeated="6"/>
          <table:table-cell table:style-name="Default" table:number-columns-repeated="4"/>
          <table:table-cell table:number-columns-repeated="240"/>
        </table:table-row>
        <table:table-row table:style-name="ro2">
          <table:table-cell table:style-name="ce1638"/>
          <table:table-cell table:style-name="ce1943"/>
          <table:table-cell table:style-name="ce1979" table:number-columns-repeated="2"/>
          <table:table-cell table:style-name="ce2111"/>
          <table:table-cell table:style-name="ce2000"/>
          <table:table-cell table:style-name="ce211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7">
          <table:table-cell table:style-name="ce1638"/>
          <table:table-cell table:style-name="ce1943"/>
          <table:table-cell table:style-name="ce1979" table:number-columns-repeated="2"/>
          <table:table-cell table:style-name="ce2111"/>
          <table:table-cell table:style-name="ce2000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style-name="ce1943"/>
          <table:table-cell table:style-name="ce1979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3">
          <table:table-cell table:style-name="ce1638"/>
          <table:table-cell table:number-columns-repeated="8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4">
          <table:table-cell table:style-name="ce1638"/>
          <table:table-cell table:number-columns-repeated="11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2">
          <table:table-cell table:number-columns-repeated="12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3:.$E$67"/>
        <table:named-range table:name="femalapanyag_nev" table:base-cell-address="$Data.$B$68" table:cell-range-address="$Data.$B$62:.$C$67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Fegyverek.$P$95:.$R$99"/>
        <table:named-range table:name="pajzsok" table:base-cell-address="$Data.$B$42" table:cell-range-address="$Fegyverek.$B$96:.$J$99"/>
        <table:named-range table:name="pajzsok_nev" table:base-cell-address="$Data.$B$42" table:cell-range-address="$Fegyverek.$B$96:.$B$99"/>
        <table:named-range table:name="pancel_strukturak" table:base-cell-address="$Data.$B$58" table:cell-range-address="$Data.$B$52:.$I$58"/>
        <table:named-range table:name="pancel_strukturak_nev" table:base-cell-address="$Data.$B$57" table:cell-range-address="$Data.$B$51:.$C$58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3:.$F$46"/>
        <table:named-range table:name="vertviselet_fortely_mgt_csokk_fokok" table:base-cell-address="$Data.$B$49" table:cell-range-address="$Data.$B$43:.$C$46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7:38:53.389241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4-14T17:46:07.275057400</dc:date>
    <meta:editing-cycles>950</meta:editing-cycles>
    <meta:editing-duration>P8DT18H30M9S</meta:editing-duration>
    <meta:document-statistic meta:table-count="11" meta:cell-count="38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